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officeooo:rsid="000dbe21" officeooo:paragraph-rsid="000dbe2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be21" officeooo:paragraph-rsid="000dbe2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6010c" officeooo:paragraph-rsid="0016010c"/>
    </style:style>
    <style:style style:name="T1" style:family="text">
      <style:text-properties officeooo:rsid="00118711"/>
    </style:style>
    <style:style style:name="T2" style:family="text">
      <style:text-properties officeooo:rsid="00140bec"/>
    </style:style>
    <style:style style:name="T3" style:family="text">
      <style:text-properties officeooo:rsid="0018c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1"/>Relatório de Trabalho </text:p>
      <text:p text:style-name="P2"/>
      <text:p text:style-name="P2"><text:tab/>Este relatório se refere ao segundo trabalho da disciplina de Algoritmos e Estruturas de Dados 3, ministrada pelo professor Eduardo Cunha de Almeida. </text:p>
      <text:p text:style-name="P2"><text:tab/>O objetivo foi implementar o algoritmo visto em aula sobre tabelas Hash, utilizando duas tabelas hash porém sem usar Rehashe. </text:p>
      <text:p text:style-name="P2"><text:tab/><text:span text:style-name="T1">A partir do que foi aprendido com o Trabalho 1, ficou mais simples de implementar as tabelas Hash. Para realizar a leitura adaptamos o código do trabalho anterior, porém observamos que nosso algoritmo estava lendo a última linha duas vezes então foi mudada a função de leitura e corrigido o problema.</text:span></text:p>
      <text:p text:style-name="P2"><text:tab/><text:span text:style-name="T1">Para tratar o valor vazio/excluído a equipe optou por utilizar um vetor de structs. Com a finalidade <text:s/>de facilitar a implementação, juntamos as duas estruturas das tabelas hash em uma só <text:s/>de Tamanho*2, também optamos por usar o algoritmo quick sort (qsort()) do C para ordernação.</text:span></text:p>
      <text:p text:style-name="P2"><text:s text:c="6"/><text:span text:style-name="T2">Após a implementação e os testes, foram criados arquivos de biblioteca “.h” para as definições de funções e parâmetros do trabalho e arquivos “.c” para definição das funções auxiliares que foram utilizadas. Com os arquivos separados foi criado também um Makefile para compilar e criar o arquivo executável do programa. Concluindo a implementação em arquivos separados realizamos mais teste com os 3 casos disponibilizados no site do professor para conferir se as saídas estavam corretas afim de verificar que estava tudo funcionando.</text:span></text:p>
      <text:p text:style-name="P2"><text:tab/><text:span text:style-name="T2">Contudo, o trabalho foi elementar para compreender e ampliar o conhecimento sobre tabelas hash, complementando o que foi visto em aula.</text:span></text:p>
      <text:p text:style-name="P2"/>
      <text:p text:style-name="P3">Equipe: Eduardo Purkote<text:span text:style-name="T3">(GRR20182960)</text:span> e Guilherme Mota<text:span text:style-name="T3">(GRR20197268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1:22:44.639469578</meta:creation-date>
    <dc:date>2021-02-20T13:21:33.490182212</dc:date>
    <meta:editing-duration>PT19M2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52" meta:character-count="1654" meta:non-whitespace-character-count="1363"/>
  </office:meta>
</office:document-meta>
</file>